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font-name="Arial" fo:font-size="18pt" fo:font-weight="bold" officeooo:rsid="0001a706" officeooo:paragraph-rsid="0001a706"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ff0000" style:font-name="Arial" fo:font-size="12pt" fo:font-weight="normal" officeooo:rsid="000755cb" officeooo:paragraph-rsid="000755cb" fo:background-color="transparent"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color="#ff0000" style:font-name="Arial" fo:font-size="12pt" fo:font-weight="normal" officeooo:rsid="0007486c" officeooo:paragraph-rsid="0007486c" fo:background-color="transparent"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ff0000" style:font-name="Arial" fo:font-size="12pt" fo:font-weight="bold" officeooo:rsid="00035d5e" officeooo:paragraph-rsid="00035d5e"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ff0000" style:font-name="Arial" fo:font-size="12pt" fo:font-weight="bold" officeooo:rsid="000755cb" officeooo:paragraph-rsid="000755cb" fo:background-color="transparent"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Arial" fo:font-size="12pt" fo:font-weight="normal" officeooo:rsid="0001a706" officeooo:paragraph-rsid="0001a70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Arial" fo:font-size="12pt" fo:font-weight="normal" officeooo:rsid="0003270b" officeooo:paragraph-rsid="0003270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Arial" fo:font-size="12pt" fo:font-weight="normal" officeooo:rsid="00035d5e" officeooo:paragraph-rsid="00035d5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Arial" fo:font-size="12pt" fo:font-weight="normal" officeooo:rsid="00053ed9" officeooo:paragraph-rsid="00053ed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style:font-name="Arial" fo:font-size="12pt" fo:font-weight="normal" officeooo:rsid="00053ed9" officeooo:paragraph-rsid="00053ed9" fo:background-color="transparent"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Arial" fo:font-size="12pt" fo:font-weight="normal" officeooo:rsid="00056f50" officeooo:paragraph-rsid="00056f50" fo:background-color="transparent"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Arial" fo:font-size="12pt" fo:font-weight="normal" officeooo:rsid="0007486c" officeooo:paragraph-rsid="0007486c" fo:background-color="transparent"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Arial" fo:font-size="12pt" fo:font-weight="normal" officeooo:rsid="000755cb" officeooo:paragraph-rsid="000755cb" fo:background-color="transparent"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Arial" fo:font-size="12pt" fo:font-weight="normal" officeooo:rsid="0007cbed" officeooo:paragraph-rsid="0007cbed" fo:background-color="transparent"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Arial" fo:font-size="12pt" fo:font-weight="normal" officeooo:rsid="0007cbed" officeooo:paragraph-rsid="00090999" fo:background-color="transparent"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Arial" fo:font-size="12pt" fo:font-weight="normal" officeooo:rsid="00090999" officeooo:paragraph-rsid="00090999" fo:background-color="transparent"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Arial" fo:font-size="12pt" fo:font-weight="normal" officeooo:rsid="00098f0b" officeooo:paragraph-rsid="00098f0b" fo:background-color="transparent"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Arial" fo:font-size="12pt" fo:font-weight="normal" officeooo:rsid="0009ea69" officeooo:paragraph-rsid="0009ea69" fo:background-color="transparent"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ff7f00" style:font-name="Arial" fo:font-size="12pt" fo:font-style="italic" fo:font-weight="bold" officeooo:rsid="0001a706" officeooo:paragraph-rsid="0001a706" style:font-size-asian="10.5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fo:color="#008000" style:font-name="Arial" fo:font-size="12pt" fo:font-weight="normal" officeooo:rsid="00035d5e" officeooo:paragraph-rsid="00035d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8000" style:font-name="Arial" fo:font-size="12pt" fo:font-weight="normal" officeooo:rsid="00056f50" officeooo:paragraph-rsid="00056f50" fo:background-color="transparent"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8000" style:font-name="Arial" fo:font-size="12pt" fo:font-weight="normal" officeooo:rsid="000755cb" officeooo:paragraph-rsid="000755cb" fo:background-color="transparent"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8000" style:font-name="Arial" fo:font-size="12pt" fo:font-weight="normal" officeooo:rsid="0007cbed" officeooo:paragraph-rsid="0007cbed" fo:background-color="transparent"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8000" style:font-name="Arial" fo:font-size="12pt" fo:font-weight="normal" officeooo:rsid="0009ea69" officeooo:paragraph-rsid="0009ea69" fo:background-color="transparent"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ff" style:font-name="Arial" fo:font-size="12pt" fo:font-weight="bold" officeooo:rsid="00035d5e" officeooo:paragraph-rsid="00035d5e" style:font-size-asian="10.5pt" style:font-weight-asian="bold" style:font-size-complex="12pt" style:font-weight-complex="bold"/>
    </style:style>
    <style:style style:name="P26" style:family="paragraph" style:parent-style-name="Standard">
      <style:paragraph-properties fo:text-align="start" style:justify-single-word="false"/>
      <style:text-properties fo:color="#0000ff" style:font-name="Arial" fo:font-size="12pt" fo:font-weight="bold" officeooo:rsid="00056f50" officeooo:paragraph-rsid="00056f50" fo:background-color="transparent" style:font-size-asian="10.5pt" style:font-weight-asian="bold" style:font-size-complex="12pt" style:font-weight-complex="bold"/>
    </style:style>
    <style:style style:name="P27" style:family="paragraph" style:parent-style-name="Standard">
      <style:paragraph-properties fo:text-align="start" style:justify-single-word="false"/>
      <style:text-properties fo:color="#0000ff" style:font-name="Arial" fo:font-size="12pt" fo:font-weight="bold" officeooo:rsid="0007486c" officeooo:paragraph-rsid="0007486c" fo:background-color="transparent" style:font-size-asian="10.5pt" style:font-weight-asian="bold" style:font-size-complex="12pt" style:font-weight-complex="bold"/>
    </style:style>
    <style:style style:name="P28" style:family="paragraph" style:parent-style-name="Standard">
      <style:paragraph-properties fo:text-align="start" style:justify-single-word="false"/>
      <style:text-properties fo:color="#0000ff" style:font-name="Arial" fo:font-size="12pt" fo:font-weight="bold" officeooo:rsid="0007cbed" officeooo:paragraph-rsid="0007cbed" fo:background-color="transparent" style:font-size-asian="10.5pt" style:font-weight-asian="bold" style:font-size-complex="12pt" style:font-weight-complex="bold"/>
    </style:style>
    <style:style style:name="P29" style:family="paragraph" style:parent-style-name="Standard">
      <style:paragraph-properties fo:text-align="start" style:justify-single-word="false"/>
      <style:text-properties fo:color="#0000ff" style:font-name="Arial" fo:font-size="12pt" fo:font-weight="bold" officeooo:rsid="00090999" officeooo:paragraph-rsid="00090999" fo:background-color="transparent" style:font-size-asian="10.5pt" style:font-weight-asian="bold" style:font-size-complex="12pt" style:font-weight-complex="bold"/>
    </style:style>
    <style:style style:name="P30" style:family="paragraph" style:parent-style-name="Standard">
      <style:paragraph-properties fo:text-align="start" style:justify-single-word="false"/>
      <style:text-properties fo:color="#0000ff" style:font-name="Arial" fo:font-size="12pt" fo:font-weight="bold" officeooo:rsid="00098f0b" officeooo:paragraph-rsid="00098f0b" fo:background-color="transparent" style:font-size-asian="10.5pt" style:font-weight-asian="bold" style:font-size-complex="12pt" style:font-weight-complex="bold"/>
    </style:style>
    <style:style style:name="P31" style:family="paragraph" style:parent-style-name="Standard">
      <style:paragraph-properties fo:text-align="start" style:justify-single-word="false"/>
      <style:text-properties fo:color="#0000ff" style:font-name="Arial" fo:font-size="12pt" fo:font-weight="bold" officeooo:rsid="0009ea69" officeooo:paragraph-rsid="0009ea69" fo:background-color="transparent" style:font-size-asian="10.5pt" style:font-weight-asian="bold" style:font-size-complex="12pt" style:font-weight-complex="bold"/>
    </style:style>
    <style:style style:name="P32" style:family="paragraph" style:parent-style-name="Standard">
      <style:paragraph-properties fo:text-align="start" style:justify-single-word="false"/>
      <style:text-properties fo:color="#000000" style:font-name="Arial" fo:font-size="12pt" fo:font-weight="normal" officeooo:rsid="00053ed9" officeooo:paragraph-rsid="00053ed9" fo:background-color="transparent"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Arial" fo:font-size="12pt" fo:font-weight="normal" officeooo:rsid="00090999" officeooo:paragraph-rsid="00090999" fo:background-color="transparent"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Arial" fo:font-size="12pt" fo:font-weight="normal" officeooo:rsid="000d10d2" officeooo:paragraph-rsid="000d10d2" fo:background-color="transparent"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Arial" fo:font-size="12pt" fo:font-weight="normal" officeooo:rsid="000d10d2" officeooo:paragraph-rsid="0009ea69" fo:background-color="transparent"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000000" style:font-name="Arial" fo:font-size="12pt" fo:font-weight="normal" officeooo:rsid="0009ea69" officeooo:paragraph-rsid="000d10d2" fo:background-color="transparent"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Arial" fo:font-size="12pt" fo:font-weight="normal" officeooo:rsid="000e1f59" officeooo:paragraph-rsid="000e1f59" fo:background-color="transparent"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Arial" fo:font-size="12pt" fo:font-weight="normal" officeooo:rsid="000f0048" officeooo:paragraph-rsid="000f0048" fo:background-color="transparent"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fo:color="#000000" style:font-name="Arial" fo:font-size="12pt" fo:font-weight="normal" officeooo:rsid="000f0048" officeooo:paragraph-rsid="000f0048" fo:background-color="transparent"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style:font-name="Arial" fo:font-size="12pt" fo:font-weight="normal" officeooo:rsid="0010773b" officeooo:paragraph-rsid="0010773b" fo:background-color="transparent"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fo:color="#000000" style:font-name="Arial" fo:font-size="12pt" fo:font-weight="normal" officeooo:rsid="0010773b" officeooo:paragraph-rsid="0010773b"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style:font-name="Arial" fo:font-size="12pt" fo:font-weight="normal" officeooo:rsid="00121879" officeooo:paragraph-rsid="00121879" fo:background-color="transparent"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style:font-name="Arial" fo:font-size="12pt" fo:font-weight="normal" officeooo:rsid="001252b9" officeooo:paragraph-rsid="001252b9" fo:background-color="transparent"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style:font-name="Arial" fo:font-size="12pt" fo:font-weight="normal" officeooo:rsid="001374c5" officeooo:paragraph-rsid="001374c5" fo:background-color="transparent"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style:font-name="Arial" fo:font-size="12pt" fo:font-weight="normal" officeooo:rsid="001380c4" officeooo:paragraph-rsid="001380c4" fo:background-color="transparent"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ff" style:font-name="Arial" fo:font-size="12pt" fo:font-weight="bold" officeooo:rsid="00053ed9" officeooo:paragraph-rsid="00053ed9" fo:background-color="transparent" style:font-size-asian="10.5pt" style:font-weight-asian="bold" style:font-size-complex="12pt" style:font-weight-complex="bold"/>
    </style:style>
    <style:style style:name="P47" style:family="paragraph" style:parent-style-name="Standard">
      <style:paragraph-properties fo:text-align="start" style:justify-single-word="false"/>
      <style:text-properties fo:color="#0000ff" style:font-name="Arial" fo:font-size="12pt" fo:font-weight="bold" officeooo:rsid="000d10d2" officeooo:paragraph-rsid="000d10d2" fo:background-color="transparent" style:font-size-asian="10.5pt" style:font-weight-asian="bold" style:font-size-complex="12pt" style:font-weight-complex="bold"/>
    </style:style>
    <style:style style:name="P48" style:family="paragraph" style:parent-style-name="Standard">
      <style:paragraph-properties fo:text-align="start" style:justify-single-word="false"/>
      <style:text-properties fo:color="#0000ff" style:font-name="Arial" fo:font-size="12pt" fo:font-weight="bold" officeooo:rsid="000f0048" officeooo:paragraph-rsid="000f0048" fo:background-color="transparent" style:font-size-asian="10.5pt" style:font-weight-asian="bold" style:font-size-complex="12pt" style:font-weight-complex="bold"/>
    </style:style>
    <style:style style:name="P49" style:family="paragraph" style:parent-style-name="Standard">
      <style:paragraph-properties fo:text-align="start" style:justify-single-word="false"/>
      <style:text-properties fo:color="#0000ff" style:font-name="Arial" fo:font-size="12pt" fo:font-weight="bold" officeooo:rsid="0010773b" officeooo:paragraph-rsid="0010773b" fo:background-color="transparent" style:font-size-asian="10.5pt" style:font-weight-asian="bold" style:font-size-complex="12pt" style:font-weight-complex="bold"/>
    </style:style>
    <style:style style:name="P50" style:family="paragraph" style:parent-style-name="Standard">
      <style:paragraph-properties fo:text-align="start" style:justify-single-word="false"/>
      <style:text-properties fo:color="#ff7f00" style:font-name="Arial" fo:font-size="12pt" fo:font-style="italic" fo:font-weight="normal" officeooo:rsid="00053ed9" officeooo:paragraph-rsid="00053ed9" fo:background-color="transparent"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fo:color="#ff0000" style:font-name="Arial" fo:font-size="12pt" fo:font-weight="bold" officeooo:rsid="000e1f59" officeooo:paragraph-rsid="000e1f59" fo:background-color="transparent" style:font-size-asian="10.5pt" style:font-weight-asian="bold" style:font-size-complex="12pt" style:font-weight-complex="bold"/>
    </style:style>
    <style:style style:name="P52" style:family="paragraph" style:parent-style-name="Standard">
      <style:paragraph-properties fo:text-align="start" style:justify-single-word="false"/>
      <style:text-properties fo:color="#3fbe3f" style:font-name="Arial" fo:font-size="12pt" fo:font-weight="normal" officeooo:rsid="000e1f59" officeooo:paragraph-rsid="000e1f59" fo:background-color="transparent"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officeooo:rsid="00053ed9" fo:background-color="transparent" loext:char-shading-value="0"/>
    </style:style>
    <style:style style:name="T4" style:family="text">
      <style:text-properties fo:color="#ff0000" fo:font-weight="bold" fo:background-color="transparent" loext:char-shading-value="0" style:font-weight-asian="bold" style:font-weight-complex="bold"/>
    </style:style>
    <style:style style:name="T5" style:family="text">
      <style:text-properties officeooo:rsid="000755cb"/>
    </style:style>
    <style:style style:name="T6" style:family="text">
      <style:text-properties officeooo:rsid="0007cbed"/>
    </style:style>
    <style:style style:name="T7" style:family="text">
      <style:text-properties officeooo:rsid="00090999"/>
    </style:style>
    <style:style style:name="T8" style:family="text">
      <style:text-properties officeooo:rsid="000b07af"/>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a800"/>
    </style:style>
    <style:style style:name="T11" style:family="text">
      <style:text-properties officeooo:rsid="000f0048"/>
    </style:style>
    <style:style style:name="T12" style:family="text">
      <style:text-properties fo:color="#0000ff" fo:font-weight="bold" style:font-weight-asian="bold" style:font-weight-complex="bold"/>
    </style:style>
    <style:style style:name="T13" style:family="text">
      <style:text-properties style:text-underline-style="solid" style:text-underline-width="auto" style:text-underline-color="font-color"/>
    </style:style>
    <style:style style:name="gr1" style:family="graphic">
      <style:graphic-properties draw:textarea-horizontal-align="justify" draw:textarea-vertical-align="middle" draw:auto-grow-height="false" fo:min-height="0.339cm" fo:min-width="0.07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l’éclatement de l’empire carolingienne de la France seigneuriale (IXe XII) </text:p>
      <text:p text:style-name="P1"/>
      <text:p text:style-name="P19">Introduction : </text:p>
      <text:p text:style-name="P6"/>
      <text:p text:style-name="P6">- Partage entre les fils de Louis le Pieux : Partage à l’éclatement de l’empire en royaumes indépendants </text:p>
      <text:p text:style-name="P6">Changement de famille régnante (fin des Carolingiens) </text:p>
      <text:p text:style-name="P6">- Pas un royaume unitaire mais fragmenté : avec des princes de famille comptable, des fonctionnaires carolingien </text:p>
      <text:p text:style-name="P6">Xe : transition entre famille règnent</text:p>
      <text:p text:style-name="P6">- Émergence des principautés et régionalisation des pouvoirs</text:p>
      <text:p text:style-name="P6">- recul de la royauté</text:p>
      <text:p text:style-name="P6">- essor de relations feodo-vassaliques (aristocratie) </text:p>
      <text:p text:style-name="P6">- mise en place de l’ordre seigneurial (nouveau système de domination des hommes et de la terre)</text:p>
      <text:p text:style-name="P7">- l’Église et la paix de Dieu</text:p>
      <text:p text:style-name="P7"/>
      <text:p text:style-name="P4">I) Mutation politique et changement dynastique</text:p>
      <text:p text:style-name="P4"/>
      <text:p text:style-name="P20">A. De la naissance de la Francie occidentale aux derniers roi carolingiens</text:p>
      <text:p text:style-name="P20"/>
      <text:p text:style-name="P25">1. Charles le Chauve (843 77)</text:p>
      <text:p text:style-name="P8">- couronné roi en 848 , sacré Roi en 848 à Orléans par l’archevêque Hinemar de Reims : besoin de se faire sacré roi car c’est un roi qui est jeune (20ans) et n’a pas de soutient ni d’appui en Aquitaine et en Bretagne, il lui faut se faire accepter. Donc se fait sacré : élu de Dieu, donc on ne peut pas prendre sa place. = Garanti mais fait aussi <text:span text:style-name="T1">des concessions</text:span></text:p>
      <text:p text:style-name="P8"/>
      <text:p text:style-name="P8">Fait concession : toujours donnant donnant : système d’échange </text:p>
      <text:p text:style-name="P8">- <text:s/>Novembre 843 : assemblée des Coulaines : prend engagement important pour prendre le pouvoirs : comme enrichir les églises, et s’engage à respecté les positions de ses nobles (à ne pas leur reprendre honneur et bénéfice, terre droit donné par des prédécesseur) en échanges ils promettent de lui obéir.</text:p>
      <text:p text:style-name="P8">= c’est à conditions </text:p>
      <text:p text:style-name="P8">- « Monarchie constitutionnelle »</text:p>
      <text:p text:style-name="P8">- 14juin877 : assemblée de Quierzy : va en Angleterre pour mission militaire, pour rassurer le peuple, avant de partir,<text:span text:style-name="T4"> il reconnaît officiellement le droit aux fils des comtes et tous les vassaux le droit de succéder à leurs pères et à leurs bénéfices, si les pères meurent pendant l’expédition.</text:span><text:span text:style-name="T2"> Cela officialise le processus de </text:span><text:span text:style-name="T3">propriété privé.</text:span></text:p>
      <text:p text:style-name="P10"/>
      <text:p text:style-name="P46">2. L’impact des invasions normandes</text:p>
      <text:p text:style-name="P10"/>
      <text:p text:style-name="P10">- Vikings : déstabilisation</text:p>
      <text:p text:style-name="P10">= allié avec Vikings : pour conflit locaux </text:p>
      <text:p text:style-name="P10">- les moines ne plaignent des Vikings : ils tuent, pillent, et ils y arrivent car la noblesse ne protège pas bien le peuple.</text:p>
      <text:p text:style-name="P10">858 : Charles Le Chauve(réfugie en Bourgogne) failli perd son royaume, son frère(Louis le Germanique) vient les aider, arrive pas à lutter les Vikings </text:p>
      <text:p text:style-name="P9"><text:span text:style-name="T2">- Louis le Germanique veut prendre la place de Le Chauve mais doit avoir appui des évêques, lui conseil de rentrer chez lui, car il n’est pas sacré roi de Francie = donc ils ne </text:span><text:soft-page-break/><text:span text:style-name="T2">veulent pas le sacré + lui disent qu’il n’est pas un bon roi = explique qu’il peut prendre le pouvoir par la force mais après aucun soutien</text:span></text:p>
      <text:p text:style-name="P10">Rentre en 859. </text:p>
      <text:p text:style-name="P10">Le Chauve aurait perdu sa place s’il n’avait pas été sacré. </text:p>
      <text:p text:style-name="P10">Le Chauve : veut fortification, barrer les fleuves pour éloigner les Vikings. </text:p>
      <text:p text:style-name="P10"/>
      <text:p text:style-name="P50">Solutions ? </text:p>
      <text:p text:style-name="P10"/>
      <text:p text:style-name="P10">- Créations des marches militaires : regroupement de comtés sous l’autorité d’un comte de la marche qui prend le titre de marchio (marquis), supérieur à celui de comte. </text:p>
      <text:p text:style-name="P10">Marches : point de départ des principaux qui éclate le royaume de France. </text:p>
      <text:p text:style-name="P10">Est à l’origine du fragmentation militaire</text:p>
      <text:p text:style-name="P10">Pour faire fuir les invasions Vikings  : fragmentation du commandement militaire = autonomie puis indépendance, le roi donne les moyens d’encré territorialement aux princes avant même le roi. = recul de la royauté </text:p>
      <text:p text:style-name="P11">- Robert le Fort : le comte d’Anjou/866 Brissarthe : chef de marche donc marquis de Neustrie, bat les Vikings, c’est l’ancêtre des capétiens, vainqueur militaire, monopole de droit de régnait : fait tomber les carolingiens du trône. Il est l’arrière grand-père d’Hugues Capet.</text:p>
      <text:p text:style-name="P11"/>
      <text:p text:style-name="P21">B. L’ascension des capétiens </text:p>
      <text:p text:style-name="P11">Les derniers carolingiens ont pas ét en mesure de protéger le royaumes ni bonnes stratégie, quand Le Gros meurt 888, il y a l’arrivée des premiers royaumes non carolingiens. </text:p>
      <text:p text:style-name="P11"/>
      <text:p text:style-name="P26">1. Le retour en force du principe électif </text:p>
      <text:p text:style-name="P11">Comment les Carolingiens ont-ils perdu le monopole du titre royal ? </text:p>
      <text:p text:style-name="P11"/>
      <text:p text:style-name="P11">888 mort de Charles le Gros </text:p>
      <text:p text:style-name="P11">Grand de Neustrie offre la couronne au comté de Paris : Eudes, descendant de Robert le Fort, le choisi car s’illustre contre les Vikings </text:p>
      <text:p text:style-name="P11">Donne argent aux Vikings : le dernier carolingien et contribue à en finir avec les carolingien. </text:p>
      <text:p text:style-name="P11">Donc Eudes : est aimé du peuple car vient de la famille de Robert le Fort et combat les Vikings, cependant il n’y a pas une disparition total des carolingien : alternances des Carolingiens et des Robertiens au pouvoirs pendant 137ans </text:p>
      <text:p text:style-name="P11">= l’aristocratie à le moyens de choisir ses rois : le principe de l’élection revient en force contre l’hérédité fait par le pape Etienne. </text:p>
      <text:p text:style-name="P11"/>
      <text:p text:style-name="P27">2. L’élection d’Hugues Capet (987)</text:p>
      <text:p text:style-name="P12"/>
      <text:p text:style-name="P12">Adalbéron de Reims : Convaincre les nobles d’élire Capet et non d’un carolingiens le 29mai 987 </text:p>
      <text:p text:style-name="P12">Fait discours où il convainc d’élire Capet pendant l’assemblée de Senlis </text:p>
      <text:p text:style-name="P12">élu roi en Juillet, il hérite des marquis de Neustrie + réseau d’alliance de mariage (beau frère duc de Normandie et de Haute Lorraine), il est à la tête de vassaux = par ses alliances familiales il couvre la totalité du royaume. </text:p>
      <text:p text:style-name="P12">Une fois élu, il est sacré, très vite il associe son fils Robert Le Pieux au pouvoir en le faisant sacré roi en même temps à Orléans. </text:p>
      <text:p text:style-name="P12">= il renforce l’impact du sacre mis en place par Charles le Chauve. </text:p>
      <text:p text:style-name="P12">(La sacre de Chauve a un double impacte)</text:p>
      <text:p text:style-name="P12"/>
      <text:p text:style-name="P12"><text:soft-page-break/>Capet impose deux choses : </text:p>
      <text:p text:style-name="P12">- <text:span text:style-name="T1">monarchie bicéphale </text:span>(monarchie qui a deux tête qui gouverne, le fils est sacré pas que couronné = quand une tête meurt c’est la deuxième qui la place et refait une monarchie bicéphale = de père en fils) : cela apparaît naturel : met en place une hérédité familiale. = permet à la famille des capétiens de diriger la Francie.</text:p>
      <text:p text:style-name="P13">= Beaucoup de critique, d’usurpation </text:p>
      <text:p text:style-name="P13">Règne des capétiens jusqu’en (1328 ?)</text:p>
      <text:p text:style-name="P13"/>
      <text:p text:style-name="P2">L’aristocratie contrôle à nouveau l’accès à la royauté en choisissant (élection) les rois. </text:p>
      <text:p text:style-name="P2">Quels sont les facteurs de cette nouvelles puissances ? </text:p>
      <text:p text:style-name="P2">- la patrimonialisation effective des honneurs et des bénéfices hérités de la périodes carolingienne</text:p>
      <text:p text:style-name="P2">- l’impact du sacre</text:p>
      <text:p text:style-name="P2">- l’autonomisation et patrimonialisation des Marches Militaires. </text:p>
      <text:p text:style-name="P3"/>
      <text:p text:style-name="P11"><text:span text:style-name="T5">Transition : </text:span>↘<text:span text:style-name="T5"> Émergence des principautés + régionalisation des pouvoirs régaliens (réserver aux rois) : partage entre le princes et rois </text:span></text:p>
      <text:p text:style-name="P11"/>
      <text:p text:style-name="P5">II) La régionalisation des pouvoirs Xe XIe</text:p>
      <text:p text:style-name="P22">A. Le royaume de Francie : Agrégat de principautés autonomes </text:p>
      <text:p text:style-name="P13"/>
      <text:p text:style-name="P13">Princeps : premier en latin </text:p>
      <text:p text:style-name="P13">Mais qu’est ce qu’une principauté ? BV</text:p>
      <text:p text:style-name="P13">Les princes savent qu’ils disposent des terres aux temps des carolingiens <text:span text:style-name="T6">De plus en plus de princes ne renouvellent plus l’hommage et serment de fidélité aux rois. </text:span></text:p>
      <text:p text:style-name="P14">= les principauté sont des zones d’absences du roi </text:p>
      <text:p text:style-name="P14">Les princes détourne les vassaux du roi, les hommages sont pour les princes </text:p>
      <text:p text:style-name="P14">Les princes se retrouvent entre les roi et les vassaux. </text:p>
      <text:p text:style-name="P14">Si le roi veut venir exigé l’hommage de part par d’un prince, tant que le prince ne l’a pas invité, il reste en dehors du territoire sinon considéré comme invasions et conflit  : donc les princes ont acquis une grande autorité politique. </text:p>
      <text:p text:style-name="P14">Recul de la royauté que les princes s’installent, les princes ont toujours conscience qu’il y a un roi (le roi est référence dans les dates de chartes). </text:p>
      <text:p text:style-name="P14"/>
      <text:p text:style-name="P23">B. L’État de la royauté et pouvoirs des princes </text:p>
      <text:p text:style-name="P23"/>
      <text:p text:style-name="P28">1. État de la royauté</text:p>
      <text:p text:style-name="P15">Le roi n’est qu’un prince et seigneur parmi les autres mais le seul qui a le titre royal. Certains princes ont plus de richesse que lui, mais le roi détient l’assemblée, le sacre, à une chancellerie et à la tête d’un domaine royal. <text:span text:style-name="T7">Ont le domaine royal qu’on pas les prince, qui est tout petit. Accompagne la puissance des rois</text:span></text:p>
      <text:p text:style-name="P16">A partir de Lothaire IV, dernier tiers du Xe le roi se ne rend plus dans le Sud de la Loire + le nombre de diplôme royaux diminue →il n’y en a qu’au Nord de la Loire </text:p>
      <text:p text:style-name="P15"/>
      <text:p text:style-name="P29">2. La concurrence des pouvoirs des princes</text:p>
      <text:p text:style-name="P16">Les princes, aristocrates, comtes, duc … exercent une autorité qui considère que leur autorité n’est plus délégué par le roi, cette autorité leur vient de dieu, comme le roi détient sa charge de Dieu. Ils s’approprient une parcelle de la puissance publique que détient l’État. </text:p>
      <text:p text:style-name="P17">Déclin des institutions carolingienne (mallus-ost) </text:p>
      <text:p text:style-name="P17">Détiennent une parcelle de la puissance publique </text:p>
      <text:p text:style-name="P17"><text:soft-page-break/>Détient pouvoir régaliens (lever l’armée, exercer la justice, lever les impôts, battre la monnaie). </text:p>
      <text:p text:style-name="P17">Délivrer des immunités </text:p>
      <text:p text:style-name="P17">immunités : privilège royal accordé aux monastères et aux églises. Il soustrait leur territoire à l’action de tous les agents royaux (la levée de l’armée, de l’impôt et la justice y sont désormais exercées par un avoué qui est une laïc) </text:p>
      <text:p text:style-name="P17">: les princes délivrent des immunité, frappé monnaie</text:p>
      <text:p text:style-name="P17"/>
      <text:p text:style-name="P17">Les princes <text:s/>ont leurs propres agents : </text:p>
      <text:p text:style-name="P17">- pour les représenter et ou les remplacer</text:p>
      <text:p text:style-name="P17">- vicomtes, prévôts, viguiers, gardiens de château</text:p>
      <text:p text:style-name="P17">Adhémar de Chabanne / Guillaume IX d’Aquitaine 993 1030</text:p>
      <text:p text:style-name="P17"/>
      <text:p text:style-name="P17">Aucun prince ne songe à prendre le titre royal car il est protéger par le sacre </text:p>
      <text:p text:style-name="P17">Multiplication de construction de châteaux </text:p>
      <text:p text:style-name="P17"/>
      <text:p text:style-name="P30">3. La castralisation accompagne la régionalisation ds pouvoirs </text:p>
      <text:p text:style-name="P17">- quand on est un seigneur, on aime bien montré qu’on est un seigneur : montre par la construction d’un édifice : château</text:p>
      <text:p text:style-name="P17">- La motte castrale : forteresse composée d’une tour en bois édifiée sur un tertre artificiel ou naturel retouché (10 à20m de haut)</text:p>
      <text:p text:style-name="P17">Entouré d’une palissade appelée chemise et d’un fossé rehaussé d’une levée de terre. </text:p>
      <text:p text:style-name="P17">Un espace remparé appelé basse-cour au pied de l’éminence. </text:p>
      <text:p text:style-name="P17"/>
      <text:p text:style-name="P18"/>
      <text:p text:style-name="P18">De la motte castrale au donjon <text:s/>= </text:p>
      <text:p text:style-name="P18">Le donjon = tour maîtresse, XIe : concentre trois fonction : </text:p>
      <text:p text:style-name="P18">- « demeurer, défendre et paraître » formule de Luc Bourgeois et Christian Rémy</text:p>
      <text:p text:style-name="P18">- camera (chambre)</text:p>
      <text:p text:style-name="P18">- aula (pièce de réception et salle de justice)</text:p>
      <text:p text:style-name="P18"><text:s/>Y habite : les seigneurs ; les milites : font la guerre </text:p>
      <text:p text:style-name="P18">Exemple : Donjon de Loches : construit entre 985 1035</text:p>
      <text:p text:style-name="P14"/>
      <text:p text:style-name="P24">C. La Paix de Dieu</text:p>
      <text:p text:style-name="P24"/>
      <text:p text:style-name="P36">L’église de l’an mille a souffère de l’effacement de la royauté, plus encore au Sud de Loire où le roi ne va plus, elle met un programme de protection des faibles, mais ne peut pas faire appelle aux rois ni <text:s/>aux princes (car pas sacré), elle utilise les conciles : appelé assemblée de paix, conciles de paix. <text:span text:style-name="T8">= ses premiers conciles de paix sont réunis dans le Sud de la Loire </text:span></text:p>
      <text:p text:style-name="P36"><text:span text:style-name="T8">- Assemblées de paix (conciles) Aurillac 972/ Le Puy 975/ Charroux 989/Narbonnne 990/ Limoges 999</text:span></text:p>
      <text:p text:style-name="P35"/>
      <text:p text:style-name="P31">1. Qui est visé par ce mouvement ?</text:p>
      <text:p text:style-name="P34">La militia(miles/milites) : l’église ne les aime pas car c’est eux qui passent leur temps à se battre + assimilé comme voleurs, pillard/ décrit comme turbulant</text:p>
      <text:p text:style-name="P34">Mesnie : maisonnée ensemble de la famille et des proches fidèles d’un seigneur, vivant au château et partageant la table du seigneur (commensalité) </text:p>
      <text:p text:style-name="P34">Revient chevalier par l’adoubelmeent </text:p>
      <text:p text:style-name="P34"/>
      <text:p text:style-name="P47">2. En quoi consistes le mouvement de la paix de Dieu ? </text:p>
      <text:p text:style-name="P34">Contenir la violence des laiques. </text:p>
      <text:p text:style-name="P34"><text:soft-page-break/>Protéger les :<text:span text:style-name="T9"> inermes</text:span> : individu qui ne portent pas des armes : pas le droit et pas leur fonction </text:p>
      <text:p text:style-name="P34">Paix de Dieu : catégorie de personne à protéger + concile de paix + définir les espaces sacré où interdit de faire coulé le sang de l’autres </text:p>
      <text:p text:style-name="P34"><text:span text:style-name="T9">Aîtres</text:span> : zone d’asile de 30 pas autour de l’église où se trouve le cimetière … </text:p>
      <text:p text:style-name="P34">Il prêtent serment + jurer sur les reliques de ne pas faire usage de leur armes dans espaces protéger si il parjure : anathème </text:p>
      <text:p text:style-name="P34">Les<text:span text:style-name="T9"> milites</text:span> prêtent serment / excommunication ou anathème </text:p>
      <text:p text:style-name="P34">Mouvement méridional : sous les évêques et les abbé : mouvement mal accueilli dans le Nord de la Loire car les grand eclésiastique sont plus proche du roi et que cette mission lui revient + idées que les moines soient porteur de ce mouvement et y voit une concurrence </text:p>
      <text:p text:style-name="P34"/>
      <text:p text:style-name="P34"><text:span text:style-name="T1">Adalbéron de Laon</text:span> : est contr la paix de Dieu. Pour lui c’est le devoir du roi, il écrit dans son Poèmeau roi Robert </text:p>
      <text:p text:style-name="P34">Il oppose ainsi à l’action de l’abbé de Cluny Odilon 994 1048 </text:p>
      <text:p text:style-name="P34">Au nord de la Loire nostalgie du rôle traditionnel du roi comme protecteur des faibles tel que Charlemagne le définissait.</text:p>
      <text:p text:style-name="P34">Les opposants sont d’ailleurs des partisans des carolingien alors que l’abbé de Cluny qui pour le mvt de la paix de dieu depuis la bourgogne après 1016 est plutôt pro-capétien. </text:p>
      <text:p text:style-name="P34"/>
      <text:p text:style-name="P34">Début du XIe siècle : autres assemblées qui rajoute d’autres restriction de la guerre dans le temps</text:p>
      <text:p text:style-name="P34">- trêve de Dieu</text:p>
      <text:p text:style-name="P34">- à partir de 1027</text:p>
      <text:p text:style-name="P34">- Concile d’Elne</text:p>
      <text:p text:style-name="P34">Interdit de versait le sang d’un chrétien du jeudi soir au samedi = par c’est les trois jours où le Christ a été tuer</text:p>
      <text:p text:style-name="P34">- Concile de Narbonne en 1054 (il reste 80jours dans l’année pour faire la guerre)</text:p>
      <text:p text:style-name="P37">Réflexion politique : - notion de guerre injuste (entre chrétiens) + - notion de guerre sainte (agréable à dieu) donné aux non chrétiens= importante car cette notion nourrit le bien fondé des croisades </text:p>
      <text:p text:style-name="P37"/>
      <text:p text:style-name="P51">III-Relations féodo-vassaliques et ordre seigneurial </text:p>
      <text:p text:style-name="P52"><text:span text:style-name="T10">A) Les relations féodo-vassaliques</text:span> </text:p>
      <text:p text:style-name="P52"/>
      <text:p text:style-name="P37">féodalité : mot inventé au XVIIe siècle par les terme latin fevum ou feodum qui désigne le : fief </text:p>
      <text:p text:style-name="P37">féo-vassalique : pour désigné les relation vassalique </text:p>
      <text:p text:style-name="P37">seigneurie : étude de la société médiéval <text:s/></text:p>
      <text:p text:style-name="P37"/>
      <text:p text:style-name="P37">D<text:span text:style-name="T11">é</text:span>pose sur un contrat de la commendatio (rite dans lequel on se recommande dans les mains du seigneur) </text:p>
      <text:p text:style-name="P38">Se compose de deux éléments : éléments personnelle (vassalité) et éléments réelle qui renvoi au fief (peut être vassal sans avoir de fief) </text:p>
      <text:p text:style-name="P38"/>
      <text:p text:style-name="P48">1. La vassalité : l’élément personnel</text:p>
      <text:p text:style-name="P38">Se décompose entre deux rites séparer qui peuvent avoir lieu le même jour : </text:p>
      <text:p text:style-name="P39">- l’hommage ou hominium : comment se traduit l’hommage ?</text:p>
      <text:p text:style-name="P38">→ par le verbe et par le geste : le vassal exprime sa volonté de devenir l’homme du seigneur : « je le veux » </text:p>
      <text:p text:style-name="P38">→ le geste de l’immixtio manum (que le vassal accomplit à genou mais quand deux hommes puissance égal : l’hommage en marche = entre deux seignerus de même <text:soft-page-break/>puissance ; le rite est accompli à la frontière : NE FONT PAS CA EN MARCHANT ! Mais à la frontière.</text:p>
      <text:p text:style-name="P39">- L’hommage ne suivit pas, pour boucler on passe dans :</text:p>
      <text:p text:style-name="P39"><text:s/>le serment de fidélité et l’osculum : </text:p>
      <text:p text:style-name="P38">→ le baiser de paix : baissé vassalique sur la bouche </text:p>
      <text:p text:style-name="P38">Baiser : Donné par le seigneur dans le nord. </text:p>
      <text:p text:style-name="P38">Baser : Donné par le vassal dans le sud de la France </text:p>
      <text:p text:style-name="P38">Par le baiser on échange un souffle, cette intérêt est de créer une parenté fictive se qui renforce l’idée d’alliance entre les deux hommes et sur leur réciprocité de leur engagement. </text:p>
      <text:p text:style-name="P38"/>
      <text:p text:style-name="P39">- le vassal peut rompre son hommage :</text:p>
      <text:p text:style-name="P38">en pratiquant le déguerpissement : il lance un objet symbolique en l’air pour symbolisé de rompre le lien de vassalité. <text:s/></text:p>
      <text:p text:style-name="P38"/>
      <text:p text:style-name="P40">En cas d’hommages multiplies</text:p>
      <text:p text:style-name="P40">Un vassal peut avoir plusieurs seigneurs : doit l’accompagné à la guerre et le protéger mais si deux de ses seigneurs font la guerre entre eux. </text:p>
      <text:p text:style-name="P40">Solution : </text:p>
      <text:p text:style-name="P40">- Début XIe : <text:span text:style-name="T1">la réserve de fidélité</text:span> = priorité au premier seigneur dans l’ordre des hommages </text:p>
      <text:p text:style-name="P40">- Après milieu du XIe : <text:span text:style-name="T1">l’hommage lige</text:span> désigne le seigneur prépondérant parmi ceux d’un vassal.</text:p>
      <text:p text:style-name="P40"/>
      <text:p text:style-name="P49">2. Le fief : l’élément réel</text:p>
      <text:p text:style-name="P40"><text:s/>Le mot fief remplace après le Xe siècle le mot de bénéfice </text:p>
      <text:p text:style-name="P40">Fief : ensemble des revenus concédés au vassal : que se soit sur une terre, le vassal jouit des revenu des terres mais n’en ai pas le propriétaire. </text:p>
      <text:p text:style-name="P40">La remise du fief : c’est l’investiture : objet d’un rite : moment où le seigneur remet à son vassal un objet symbolique qui défini le fief (bâton, pièce de monnaie, motte de terre…) </text:p>
      <text:p text:style-name="P40">La remise du fief est matérialisée par l’investiture. </text:p>
      <text:p text:style-name="P40">Le seigneur reste le propriétaire du fief : il peut le reprendre </text:p>
      <text:p text:style-name="P38"/>
      <text:p text:style-name="P41">Reprise, transmission et aliénation des fiefs </text:p>
      <text:p text:style-name="P40">Le seigneur peut reprendre le fief </text:p>
      <text:p text:style-name="P40">- par commise (confisque) en cas de félonie du vassal (il faut un jugement)</text:p>
      <text:p text:style-name="P40">- pour l’inféoder à un autre vassal</text:p>
      <text:p text:style-name="P40">Au court du XIe : hérédité du fief, même processus de patrimonialisation des fiefs :</text:p>
      <text:p text:style-name="P40">- posibilité de transmettre par héritage ou les aliéner : dans les deux cas le vassal doit payer au seigneur les droits de mutation dans le cadre de la transmission de droit de mutation. L’héritier doit payer au seigneur le droit de relief</text:p>
      <text:p text:style-name="P42">Si l’héritier est mineur ? Système de garde : quelqu’un assure le service militaire à la place du vassal en attendant qu’il devient majeur ou alors le seigneur reprend le fief, se charge de l’entretient et éducation du mineur et le lui redonnera quand le mineur aura l’âge d’aller à la guerre = la garde seigneurial </text:p>
      <text:p text:style-name="P42">Si l’héritier est une femme ? Elle doit trouver un candidat : mari ou homme de sa famille </text:p>
      <text:p text:style-name="P42">Si le vassal veut aligné son fief ? (se séparer) en vendent une partie ou la totalité mais il faut dédommager le seigneur et les droits de mutation : Lods et ventes, quintes ou relief/ alinéation </text:p>
      <text:p text:style-name="P42">Le vassal prend son fief et le donne à un vassal qui va devenir son vassal </text:p>
      <text:p text:style-name="P42"/>
      <text:p text:style-name="P42"/>
      <text:p text:style-name="P42"><text:soft-page-break/>cf shéma </text:p>
      <text:p text:style-name="P42"><draw:custom-shape text:anchor-type="paragraph" draw:z-index="0" draw:name="Forme1" draw:style-name="gr1" svg:width="0.145cm" svg:height="0.385cm" svg:x="3.112cm" svg:y="0.4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seigneur de prince </text:p>
      <text:p text:style-name="P42"/>
      <text:p text:style-name="P42"><text:s text:c="15"/>vassal du </text:p>
      <text:p text:style-name="P42"><text:s text:c="16"/>châtelain</text:p>
      <text:p text:style-name="P42">Seigneur de </text:p>
      <text:p text:style-name="P42">Vassal du </text:p>
      <text:p text:style-name="P42">Sire -chevalier </text:p>
      <text:p text:style-name="P42"/>
      <text:p text:style-name="P42"><text:span text:style-name="T12">3.</text:span> <text:span text:style-name="T12">Le contrat vassalique = un contrat synallagmatique (obligation réciproque)</text:span></text:p>
      <text:p text:style-name="P42"/>
      <text:p text:style-name="P42">Contrat synallagmatique = devoirs mutuels (thérosé par Fulbert de Chartres) → distingue trois ordre de services : </text:p>
      <text:p text:style-name="P42"><text:span text:style-name="T1">- la securitas</text:span> : le vassal s’engage à ne pas nuir au seigneur</text:p>
      <text:p text:style-name="P42"><text:span text:style-name="T1">- l’auxilium</text:span> (aide financière et militaire)</text:p>
      <text:p text:style-name="P42"><text:span text:style-name="T13">→ militaire</text:span> : BV </text:p>
      <text:p text:style-name="P42"/>
      <text:p text:style-name="P42"><text:span text:style-name="T13">→ financière</text:span> : participer au financement de quatre choses : </text:p>
      <text:p text:style-name="P42">l’aide au mariage </text:p>
      <text:p text:style-name="P42">adoubement du fils aîné</text:p>
      <text:p text:style-name="P42">rançon du seigneur </text:p>
      <text:p text:style-name="P42">XII départ à la croisade</text:p>
      <text:p text:style-name="P42"/>
      <text:p text:style-name="P42"><text:span text:style-name="T1">- le consilium </text:span>(le conseil)</text:p>
      <text:p text:style-name="P42">Au plaid seigneurial pour discuter des affaires </text:p>
      <text:p text:style-name="P42">Au tribunal du seigneur pour rendre la justice </text:p>
      <text:p text:style-name="P42"/>
      <text:p text:style-name="P42">Conclusion : </text:p>
      <text:p text:style-name="P42">Si on en croit Martin Aurel : l’apporte de la féodalité : une parenté additionnelle qui s’ajoute à la parenté familiale. Nouvelle organisation politique comme il n’y a plus d’état central fort. + Apporte un nouveau lien de parenté qui se surajoute au liens de parenté familiale = permet d’élargir les familles. </text:p>
      <text:p text:style-name="P43">L’aristocratie est en mesure de palier l’absence d’un pouvoir central fort, en mesure d’administrer la seigneurie et l’ensemble de la population dans la seigneurie princière, comtal, vie comtal … </text:p>
      <text:p text:style-name="P43"/>
      <text:p text:style-name="P43"><text:span text:style-name="T10">B) L’émergence du système seigneurial</text:span> </text:p>
      <text:p text:style-name="P43">- On est pas seigneur car on a des vassaux </text:p>
      <text:p text:style-name="P43">- seigneur quand on exerce un pouvoir seigneurial sur des hommes et des terres à l’intérieur d’une seigneurie.</text:p>
      <text:p text:style-name="P43"><text:span text:style-name="T1">Seigneurie</text:span> : cadre et mode de domination des hommes et d’exploitation de la terre. Ensemble des droits exercés par le seigneur sur la terre ou sur ses dépendants (libres ou non) C’est ce qui fait vivre les seigneurs </text:p>
      <text:p text:style-name="P43"/>
      <text:p text:style-name="P43">Féodalisme : ensemble des structures par lesquelles BV </text:p>
      <text:p text:style-name="P43"/>
      <text:p text:style-name="P43"><text:span text:style-name="T1">Dominus</text:span> : maître (seigneur) celui qui dispose du dominium</text:p>
      <text:p text:style-name="P43">- l domination sur le sol <text:s/>parce qu’il possède la terre</text:p>
      <text:p text:style-name="P43">- la domination sur les hommes parce qu’il détient le pouvoir de ban (ordonner, contraindre, punir)</text:p>
      <text:p text:style-name="P43"/>
      <text:p text:style-name="P43"><text:soft-page-break/><text:span text:style-name="T1">Dominium</text:span> : repris à Alain Guerreau sert à désigner le pouvoir seigneurial et remplace les terres de féodalité ou féodalisme (trop restrictif/aristocratie) </text:p>
      <text:p text:style-name="P43"/>
      <text:p text:style-name="P43">Le seigneurs peut être laique, seigneur ruraux, urbain. </text:p>
      <text:p text:style-name="P44">Le seigneur peut être une femme. </text:p>
      <text:p text:style-name="P44"><text:span text:style-name="T1">Seigneurie foncière /</text:span>droit fonciers : pèsent sur les terres et sur les hommes qui exploitent les terres. </text:p>
      <text:p text:style-name="P44"><text:span text:style-name="T1">Seigneurie banale</text:span> : pèsent sur les hommes (moulin, four, pressoir) y compris sur les non paysans (marchands par exemples paient les tonlieux pour la circulation des marchandises) Les droits de justice frappent tout le monde (amendes) </text:p>
      <text:p text:style-name="P44">= Seigneur peut être  : foncier + banal </text:p>
      <text:p text:style-name="P44">Un paysans peut avoir plusieurs seigneur :EXEMPLE paye un loyer de la terre qu’il exploit pour vivre Le moulin peut dépendre d’un autre seigneur par exemple, quand pb de justice peut être à un autre seigneur </text:p>
      <text:p text:style-name="P44"/>
      <text:p text:style-name="P44">Conclusion : La grande transformation politique du IX et Xe siècle n’est pas seulement un changement dynastique, c’est la ré généralisation des pouvoirs. On a longtemps parler de la privatisation des pouvoirs pour expliquer que les seigneurs exerce les même pouvoirs que les rois, c’est une erreur car parler de privatisation est un contre sens. Pour les gens du MA le pouvoirs des princes et leurs nouvelle domination reste de l’ordre de la puissance publique. Le pouvoirs a changé de détenteur mais pas de nature et le roi continu d’être les roi (lointain mais pas disparu). </text:p>
      <text:p text:style-name="P44">IX/XIe Modification du mode politique et social : suite à l’empire carolingien : rendu visible par les paysages par l’enracinement de la démoratie avec ses châteaux. Cette nouvelle modification La seigneurie devient le cadre naturel de re grouppement des hommes devant l’autorité. Le système seigneurial va avoir pour conséquence une intensification du prélevement fiscal sur le travail des paysans et les autres. + favoriser par les dominées </text:p>
      <text:p text:style-name="P45">La mise ne place féodo vassalique a contribuer à hierachisé l’aristocratie et le travail des roi capétien du XIIe siècle va être de se hisser de nouveau au sommet de cette hiérachie. </text:p>
      <text:p text:style-name="P38"/>
      <text:p text:style-name="P38"/>
      <text:p text:style-name="P37"/>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0:34:27.644000000</meta:creation-date>
    <dc:date>2018-03-05T12:06:06.762000000</dc:date>
    <meta:editing-duration>PT42M46S</meta:editing-duration>
    <meta:editing-cycles>7</meta:editing-cycles>
    <meta:generator>LibreOffice/5.3.7.2$Windows_X86_64 LibreOffice_project/6b8ed514a9f8b44d37a1b96673cbbdd077e24059</meta:generator>
    <meta:document-statistic meta:table-count="0" meta:image-count="0" meta:object-count="0" meta:page-count="8" meta:paragraph-count="209" meta:word-count="3439" meta:character-count="19935" meta:non-whitespace-character-count="16525"/>
  </office:meta>
</office:document-meta>
</file>